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Nadpis1" style:master-page-name="MP0" style:family="paragraph">
      <style:paragraph-properties fo:break-before="page"/>
    </style:style>
    <style:style style:name="T2" style:parent-style-name="Standardnípísmoodstavce" style:family="text">
      <style:text-properties style:font-name-asian="Microsoft YaHei" style:font-name-complex="Mangal" fo:font-size="12pt" style:font-size-asian="12pt" style:font-size-complex="12pt"/>
    </style:style>
    <style:style style:name="T3" style:parent-style-name="Standardnípísmoodstavce" style:family="text">
      <style:text-properties fo:font-size="12pt" style:font-size-asian="12pt" style:font-size-complex="12pt"/>
    </style:style>
    <style:style style:name="T4" style:parent-style-name="Standardnípísmoodstavce" style:family="text">
      <style:text-properties style:font-name-asian="Microsoft YaHei" style:font-name-complex="Mangal" fo:font-size="12pt" style:font-size-asian="12pt" style:font-size-complex="12pt"/>
    </style:style>
    <style:style style:name="P5" style:parent-style-name="Textbody" style:family="paragraph">
      <style:text-properties fo:font-weight="bold" style:font-weight-asian="bold" style:font-weight-complex="bold"/>
    </style:style>
    <style:style style:name="T6" style:parent-style-name="Standardnípísmoodstavce" style:family="text">
      <style:text-properties fo:font-weight="bold" style:font-weight-asian="bold" style:font-weight-complex="bold"/>
    </style:style>
    <style:style style:name="T7" style:parent-style-name="Standardnípísmoodstavce" style:family="text">
      <style:text-properties fo:font-weight="bold" style:font-weight-asian="bold" style:font-weight-complex="bold"/>
    </style:style>
    <style:style style:name="T8" style:parent-style-name="Standardnípísmoodstavce" style:family="text">
      <style:text-properties fo:font-weight="bold" style:font-weight-asian="bold" style:font-weight-complex="bold"/>
    </style:style>
    <style:style style:name="T9" style:parent-style-name="Standardnípísmoodstavce" style:family="text">
      <style:text-properties fo:font-weight="bold" style:font-weight-asian="bold" style:font-weight-complex="bold"/>
    </style:style>
    <style:style style:name="T10" style:parent-style-name="Standardnípísmoodstavce" style:family="text">
      <style:text-properties fo:font-weight="bold" style:font-weight-asian="bold" style:font-weight-complex="bold"/>
    </style:style>
    <style:style style:name="P11" style:parent-style-name="Standard" style:family="paragraph"/>
    <style:style style:name="T12" style:parent-style-name="Standardnípísmoodstavce" style:family="text">
      <style:text-properties fo:font-weight="bold" style:font-weight-asian="bold" style:font-weight-complex="bold"/>
    </style:style>
    <style:style style:name="P13" style:parent-style-name="Standard" style:family="paragraph"/>
    <style:style style:name="T14" style:parent-style-name="Standardnípísmoodstavce" style:family="text">
      <style:text-properties fo:font-weight="bold" style:font-weight-asian="bold" style:font-weight-complex="bold"/>
    </style:style>
    <style:style style:name="P15" style:parent-style-name="Standard" style:family="paragraph"/>
    <style:style style:name="T16" style:parent-style-name="Standardnípísmoodstavce" style:family="text">
      <style:text-properties fo:font-weight="bold" style:font-weight-asian="bold" style:font-weight-complex="bold"/>
    </style:style>
    <style:style style:name="P17" style:parent-style-name="Normální" style:family="paragraph">
      <style:paragraph-properties fo:widows="2" fo:orphans="2" fo:border="0.0034in solid #E3E3E3" fo:padding-top="0in" fo:padding-left="0.0694in" fo:padding-bottom="0in" fo:padding-right="0in" style:shadow="none" style:vertical-align="auto" fo:margin-top="0.2083in" fo:margin-bottom="0.2083in"/>
      <style:text-properties fo:hyphenate="true"/>
    </style:style>
    <style:style style:name="T18" style:parent-style-name="Standardnípísmoodstavce" style:family="text">
      <style:text-properties style:font-name-asian="Times New Roman" style:font-name-complex="Times New Roman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P19" style:parent-style-name="Normální" style:family="paragraph">
      <style:paragraph-properties fo:widows="2" fo:orphans="2" fo:border="0.0034in solid #E3E3E3" fo:padding-top="0in" fo:padding-left="0.0694in" fo:padding-bottom="0in" fo:padding-right="0in" style:shadow="none" style:vertical-align="auto" fo:margin-top="0.0833in" fo:margin-bottom="0.0833in"/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P20" style:parent-style-name="Normální" style:family="paragraph">
      <style:paragraph-properties fo:widows="2" fo:orphans="2" fo:border="0.0034in solid #E3E3E3" fo:padding-top="0in" fo:padding-left="0.0694in" fo:padding-bottom="0in" fo:padding-right="0in" style:shadow="none" style:vertical-align="auto" fo:margin-top="0.2083in" fo:margin-bottom="0.2083in"/>
      <style:text-properties fo:hyphenate="true"/>
    </style:style>
    <style:style style:name="T21" style:parent-style-name="Standardnípísmoodstavce" style:family="text">
      <style:text-properties style:font-name-asian="Times New Roman" style:font-name-complex="Times New Roman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P22" style:parent-style-name="Normální" style:family="paragraph">
      <style:paragraph-properties fo:widows="2" fo:orphans="2" fo:border="0.0034in solid #E3E3E3" fo:padding-top="0in" fo:padding-left="0.0694in" fo:padding-bottom="0in" fo:padding-right="0in" style:shadow="none" style:vertical-align="auto" fo:margin-top="0.0833in" fo:margin-bottom="0.0833in"/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P23" style:parent-style-name="Normální" style:family="paragraph">
      <style:paragraph-properties fo:widows="2" fo:orphans="2" fo:border="0.0034in solid #E3E3E3" fo:padding-top="0in" fo:padding-left="0.0694in" fo:padding-bottom="0in" fo:padding-right="0in" style:shadow="none" style:vertical-align="auto" fo:margin-top="0.2083in" fo:margin-bottom="0.2083in"/>
      <style:text-properties fo:hyphenate="true"/>
    </style:style>
    <style:style style:name="T24" style:parent-style-name="Standardnípísmoodstavce" style:family="text">
      <style:text-properties style:font-name-asian="Times New Roman" style:font-name-complex="Times New Roman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P25" style:parent-style-name="Normální" style:family="paragraph">
      <style:paragraph-properties fo:widows="2" fo:orphans="2" fo:border="0.0034in solid #E3E3E3" fo:padding-top="0in" fo:padding-left="0.0694in" fo:padding-bottom="0in" fo:padding-right="0in" style:shadow="none" style:vertical-align="auto" fo:margin-top="0.0833in" fo:margin-bottom="0.0833in"/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P26" style:parent-style-name="Normální" style:family="paragraph">
      <style:paragraph-properties fo:widows="2" fo:orphans="2" fo:border="0.0034in solid #E3E3E3" fo:padding-top="0in" fo:padding-left="0.0694in" fo:padding-bottom="0in" fo:padding-right="0in" style:shadow="none" style:vertical-align="auto" fo:margin-top="0.2083in" fo:margin-bottom="0.2083in"/>
      <style:text-properties fo:hyphenate="true"/>
    </style:style>
    <style:style style:name="T27" style:parent-style-name="Standardnípísmoodstavce" style:family="text">
      <style:text-properties style:font-name-asian="Times New Roman" style:font-name-complex="Times New Roman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P28" style:parent-style-name="Normální" style:family="paragraph">
      <style:paragraph-properties fo:widows="2" fo:orphans="2" fo:border="0.0034in solid #E3E3E3" fo:padding-top="0in" fo:padding-left="0.0694in" fo:padding-bottom="0in" fo:padding-right="0in" style:shadow="none" style:vertical-align="auto" fo:margin-top="0.0833in" fo:margin-bottom="0.0833in"/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P29" style:parent-style-name="Normální" style:family="paragraph">
      <style:paragraph-properties fo:widows="2" fo:orphans="2" fo:border="0.0034in solid #E3E3E3" fo:padding-top="0in" fo:padding-left="0.0694in" fo:padding-bottom="0in" fo:padding-right="0in" style:shadow="none" style:vertical-align="auto" fo:margin-top="0.2083in" fo:margin-bottom="0.2083in"/>
      <style:text-properties fo:hyphenate="true"/>
    </style:style>
    <style:style style:name="T30" style:parent-style-name="Standardnípísmoodstavce" style:family="text">
      <style:text-properties style:font-name-asian="Times New Roman" style:font-name-complex="Times New Roman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P31" style:parent-style-name="Normální" style:family="paragraph">
      <style:paragraph-properties fo:widows="2" fo:orphans="2" fo:border="0.0034in solid #E3E3E3" fo:padding-top="0in" fo:padding-left="0.0694in" fo:padding-bottom="0in" fo:padding-right="0in" style:shadow="none" style:vertical-align="auto" fo:margin-top="0.0833in" fo:margin-bottom="0.0833in"/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P32" style:parent-style-name="Textbody" style:family="paragraph">
      <style:paragraph-properties fo:margin-top="0.1652in" fo:margin-bottom="0.0826in"/>
      <style:text-properties fo:font-weight="bold" style:font-weight-asian="bold" style:font-weight-complex="bold"/>
    </style:style>
    <style:style style:name="P3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4" style:parent-style-name="Standard" style:family="paragraph">
      <style:text-properties fo:font-weight="bold" style:font-weight-asian="bold" style:font-weight-complex="bold"/>
    </style:style>
    <style:style style:name="P35" style:parent-style-name="Standard" style:family="paragraph"/>
    <style:style style:name="T36" style:parent-style-name="Standardnípísmoodstavce" style:family="text">
      <style:text-properties fo:font-weight="bold" style:font-weight-asian="bold" style:font-weight-complex="bold"/>
    </style:style>
    <style:style style:name="P37" style:parent-style-name="Standard" style:family="paragraph"/>
    <style:style style:name="P38" style:parent-style-name="Standard" style:family="paragraph">
      <style:text-properties fo:font-weight="bold" style:font-weight-asian="bold" style:font-weight-complex="bold"/>
    </style:style>
    <style:style style:name="P39" style:parent-style-name="Standard" style:family="paragraph"/>
    <style:style style:name="T40" style:parent-style-name="Standardnípísmoodstavce" style:family="text">
      <style:text-properties fo:font-weight="bold" style:font-weight-asian="bold" style:font-weight-complex="bold"/>
    </style:style>
    <style:style style:name="P41" style:parent-style-name="Standard" style:family="paragraph">
      <style:text-properties fo:font-weight="bold" style:font-weight-asian="bold" style:font-weight-complex="bold"/>
    </style:style>
    <style:style style:name="P42" style:parent-style-name="Standard" style:family="paragraph"/>
    <style:style style:name="P43" style:parent-style-name="Standard" style:family="paragraph">
      <style:text-properties fo:font-weight="bold" style:font-weight-asian="bold" style:font-weight-complex="bold"/>
    </style:style>
    <style:style style:name="P44" style:parent-style-name="Standard" style:family="paragraph"/>
    <style:style style:name="T45" style:parent-style-name="Standardnípísmoodstavce" style:family="text">
      <style:text-properties fo:font-weight="bold" style:font-weight-asian="bold" style:font-weight-complex="bold"/>
    </style:style>
    <style:style style:name="P46" style:parent-style-name="Standard" style:family="paragraph">
      <style:text-properties fo:font-weight="bold" style:font-weight-asian="bold" style:font-weight-complex="bold"/>
    </style:style>
    <style:style style:name="P47" style:parent-style-name="Standard" style:family="paragraph">
      <style:text-properties fo:font-weight="bold" style:font-weight-asian="bold" style:font-weight-complex="bold"/>
    </style:style>
    <style:style style:name="P48" style:parent-style-name="Standard" style:family="paragraph">
      <style:text-properties fo:font-weight="bold" style:font-weight-asian="bold" style:font-weight-complex="bold"/>
    </style:style>
    <style:style style:name="P49" style:parent-style-name="Standard" style:family="paragraph"/>
    <style:style style:name="P50" style:parent-style-name="Standard" style:family="paragraph"/>
    <style:style style:name="P51" style:parent-style-name="Standard" style:family="paragraph"/>
    <style:style style:name="T52" style:parent-style-name="Standardnípísmoodstavce" style:family="text">
      <style:text-properties fo:font-weight="bold" style:font-weight-asian="bold" style:font-weight-complex="bold"/>
    </style:style>
    <style:style style:name="P53" style:parent-style-name="Standard" style:family="paragraph">
      <style:text-properties fo:font-weight="bold" style:font-weight-asian="bold" style:font-weight-complex="bold"/>
    </style:style>
    <style:style style:name="P54" style:parent-style-name="Standard" style:family="paragraph"/>
    <style:style style:name="T55" style:parent-style-name="Standardnípísmoodstavce" style:family="text">
      <style:text-properties fo:font-weight="bold" style:font-weight-asian="bold" style:font-weight-complex="bold"/>
    </style:style>
    <style:style style:name="P56" style:parent-style-name="Standard" style:family="paragraph">
      <style:text-properties fo:font-weight="bold" style:font-weight-asian="bold" style:font-weight-complex="bold"/>
    </style:style>
    <style:style style:name="P57" style:parent-style-name="Standard" style:family="paragraph"/>
    <style:style style:name="P58" style:parent-style-name="Standard" style:family="paragraph"/>
    <style:style style:name="P59" style:parent-style-name="Standard" style:family="paragraph">
      <style:text-properties fo:font-weight="bold" style:font-weight-asian="bold" style:font-weight-complex="bold"/>
    </style:style>
    <style:style style:name="P60" style:parent-style-name="Standard" style:family="paragraph">
      <style:text-properties fo:font-weight="bold" style:font-weight-asian="bold" style:font-weight-complex="bold"/>
    </style:style>
    <style:style style:name="P61" style:parent-style-name="Standard" style:family="paragraph"/>
    <style:style style:name="T62" style:parent-style-name="Standardnípísmoodstavce" style:family="text">
      <style:text-properties fo:font-weight="bold" style:font-weight-asian="bold" style:font-weight-complex="bold"/>
    </style:style>
    <style:style style:name="P63" style:parent-style-name="Standard" style:family="paragraph">
      <style:text-properties fo:font-weight="bold" style:font-weight-asian="bold" style:font-weight-complex="bold"/>
    </style:style>
    <style:style style:name="P64" style:parent-style-name="Standard" style:family="paragraph">
      <style:paragraph-properties fo:widows="2" fo:orphans="2" fo:line-height="115%"/>
      <style:text-properties fo:font-weight="bold" style:font-weight-asian="bold" style:font-weight-complex="bold" fo:color="#000000"/>
    </style:style>
    <style:style style:name="P65" style:parent-style-name="Standard" style:family="paragraph">
      <style:paragraph-properties fo:widows="2" fo:orphans="2" fo:line-height="115%"/>
      <style:text-properties fo:font-weight="bold" style:font-weight-asian="bold" style:font-weight-complex="bold" fo:color="#000000"/>
    </style:style>
    <style:style style:name="P66" style:parent-style-name="Standard" style:family="paragraph">
      <style:paragraph-properties fo:widows="2" fo:orphans="2" fo:line-height="115%"/>
      <style:text-properties fo:font-weight="bold" style:font-weight-asian="bold" style:font-weight-complex="bold" fo:color="#000000"/>
    </style:style>
    <style:style style:name="P67" style:parent-style-name="Standard" style:family="paragraph">
      <style:paragraph-properties fo:widows="2" fo:orphans="2" fo:line-height="115%"/>
      <style:text-properties fo:color="#000000"/>
    </style:style>
    <style:style style:name="P68" style:parent-style-name="Standard" style:family="paragraph">
      <style:paragraph-properties fo:widows="2" fo:orphans="2" fo:line-height="115%"/>
      <style:text-properties fo:font-weight="bold" style:font-weight-asian="bold" style:font-weight-complex="bold" fo:color="#000000"/>
    </style:style>
    <style:style style:name="P69" style:parent-style-name="Standard" style:family="paragraph">
      <style:paragraph-properties fo:widows="2" fo:orphans="2" fo:line-height="115%"/>
    </style:style>
    <style:style style:name="T70" style:parent-style-name="Standardnípísmoodstavce" style:family="text">
      <style:text-properties fo:font-weight="bold" style:font-weight-asian="bold" style:font-weight-complex="bold" fo:color="#000000"/>
    </style:style>
    <style:style style:name="T71" style:parent-style-name="Standardnípísmoodstavce" style:family="text">
      <style:text-properties fo:color="#000000"/>
    </style:style>
    <style:style style:name="P72" style:parent-style-name="Standard" style:family="paragraph">
      <style:paragraph-properties fo:widows="2" fo:orphans="2" fo:line-height="115%"/>
      <style:text-properties fo:font-weight="bold" style:font-weight-asian="bold" style:font-weight-complex="bold" fo:color="#000000"/>
    </style:style>
    <style:style style:name="P73" style:parent-style-name="Standard" style:family="paragraph">
      <style:paragraph-properties fo:widows="2" fo:orphans="2" fo:line-height="115%"/>
    </style:style>
    <style:style style:name="T74" style:parent-style-name="Standardnípísmoodstavce" style:family="text">
      <style:text-properties fo:font-weight="bold" style:font-weight-asian="bold" style:font-weight-complex="bold" fo:color="#000000"/>
    </style:style>
    <style:style style:name="T75" style:parent-style-name="Standardnípísmoodstavce" style:family="text">
      <style:text-properties fo:color="#000000"/>
    </style:style>
    <style:style style:name="P76" style:parent-style-name="Standard" style:family="paragraph">
      <style:paragraph-properties fo:widows="2" fo:orphans="2" fo:line-height="115%"/>
      <style:text-properties fo:color="#000000"/>
    </style:style>
    <style:style style:name="P77" style:parent-style-name="Standard" style:family="paragraph">
      <style:text-properties fo:font-weight="bold" style:font-weight-asian="bold" style:font-weight-complex="bold"/>
    </style:style>
    <style:style style:name="P78" style:parent-style-name="Standard" style:family="paragraph">
      <style:text-properties fo:font-weight="bold" style:font-weight-asian="bold" style:font-weight-complex="bold"/>
    </style:style>
    <style:style style:name="P79" style:parent-style-name="Standard" style:family="paragraph">
      <style:text-properties fo:font-weight="bold" style:font-weight-asian="bold" style:font-weight-complex="bold"/>
    </style:style>
    <style:style style:name="P80" style:parent-style-name="Standard" style:family="paragraph">
      <style:text-properties fo:font-weight="bold" style:font-weight-asian="bold" style:font-weight-complex="bold"/>
    </style:style>
    <style:style style:name="P81" style:parent-style-name="Standard" style:family="paragraph">
      <style:text-properties fo:font-weight="bold" style:font-weight-asian="bold" style:font-weight-complex="bold"/>
    </style:style>
    <style:style style:name="P82" style:parent-style-name="Standard" style:family="paragraph">
      <style:text-properties fo:font-weight="bold" style:font-weight-asian="bold" style:font-weight-complex="bold"/>
    </style:style>
    <style:style style:name="P83" style:parent-style-name="Standard" style:family="paragraph">
      <style:text-properties fo:font-weight="bold" style:font-weight-asian="bold" style:font-weight-complex="bold"/>
    </style:style>
    <style:style style:name="P84" style:parent-style-name="Standard" style:family="paragraph"/>
    <style:style style:name="T85" style:parent-style-name="Standardnípísmoodstavce" style:family="text">
      <style:text-properties fo:font-style="italic" style:font-style-asian="italic" style:font-style-complex="italic"/>
    </style:style>
    <style:style style:name="P86" style:parent-style-name="Standard" style:family="paragraph"/>
    <style:style style:name="T87" style:parent-style-name="Standardnípísmoodstavce" style:family="text">
      <style:text-properties fo:font-style="italic" style:font-style-asian="italic" style:font-style-complex="italic"/>
    </style:style>
    <style:style style:name="P88" style:parent-style-name="Standard" style:family="paragraph"/>
    <style:style style:name="T89" style:parent-style-name="Standardnípísmoodstavce" style:family="text">
      <style:text-properties fo:font-style="italic" style:font-style-asian="italic" style:font-style-complex="italic"/>
    </style:style>
    <style:style style:name="P90" style:parent-style-name="Standard" style:family="paragraph">
      <style:paragraph-properties fo:margin-top="0.1652in"/>
    </style:style>
    <style:style style:name="T91" style:parent-style-name="Standardnípísmoodstavce" style:family="text">
      <style:text-properties fo:color="#000000"/>
    </style:style>
    <style:style style:name="T92" style:parent-style-name="Standardnípísmoodstavce" style:family="text">
      <style:text-properties fo:color="#000000"/>
    </style:style>
    <style:style style:name="T93" style:parent-style-name="Standardnípísmoodstavce" style:family="text">
      <style:text-properties fo:color="#000000"/>
    </style:style>
  </office:automatic-styles>
  <office:body>
    <office:text text:use-soft-page-breaks="true">
      <text:h text:style-name="P1" text:outline-level="1"><text:span text:style-name="T2">Karel Havlíček Borovský</text:span><text:span text:style-name="T3"><text:s/>–<text:s/></text:span><text:span text:style-name="T4">Král Lávra</text:span></text:h>
      <text:p text:style-name="P5">Informace ke knize</text:p>
      <text:p text:style-name="Textbody">literární druh:<text:s/><text:span text:style-name="T6">epika</text:span></text:p>
      <text:p text:style-name="Textbody">literární žánr:<text:s/><text:span text:style-name="T7">satirická veršovaná skladba</text:span></text:p>
      <text:p text:style-name="Textbody">literární forma:<text:s/><text:span text:style-name="T8">poezie</text:span></text:p>
      <text:p text:style-name="Textbody">téma:<text:s/><text:span text:style-name="T9">Strach z posměchu za vzhled.</text:span></text:p>
      <text:p text:style-name="Textbody">Kdy: -</text:p>
      <text:p text:style-name="Textbody">kde:<text:s/><text:span text:style-name="T10">Irsko</text:span></text:p>
      <text:p text:style-name="Textbody">kompozice: Chronologická</text:p>
      <text:p text:style-name="Textbody">způsob vyprávění: er-forma</text:p>
      <text:p text:style-name="Textbody">charakteristika postav:</text:p>
      <text:list text:style-name="LFO1" text:continue-numbering="true">
        <text:list-item>
          <text:p text:style-name="P11"><text:span text:style-name="T12">Král Lávra– hodný, dobromyslný, bojí se posměch za oslí uši</text:span>, 1x za rok popraví holiče</text:p>
        </text:list-item>
        <text:list-item>
          <text:p text:style-name="P13"><text:span text:style-name="T14">Kukulín – poctivý, holič, syn vdovy</text:span>, tíží ho královo tajemství (řekl ho vrbě)</text:p>
        </text:list-item>
        <text:list-item>
          <text:p text:style-name="P15"><text:span text:style-name="T16">Červíček –<text:s/></text:span>muzikant, jehož basa vyzradí tajemství na bále, neboť měl smyčec z vrby</text:p>
        </text:list-item>
      </text:list>
      <text:p text:style-name="Textbody">á skladba, personifikace, ironie, alegorie</text:p>
      <text:p text:style-name="Textbody">jazykové prostředky:<text:s/></text:p>
      <text:p text:style-name="P17"><text:span text:style-name="T18">Spisovný jazyk a archaismy</text:span></text:p>
      <text:list text:style-name="LFO2" text:continue-numbering="true">
        <text:list-item>
          <text:list>
            <text:list-item>
              <text:p text:style-name="P19">Používání spisovné češtiny s občasnými archaismy dodává textu historický tón.</text:p>
            </text:list-item>
          </text:list>
        </text:list-item>
      </text:list>
      <text:p text:style-name="P20"><text:span text:style-name="T21">Veršovaná forma</text:span></text:p>
      <text:list text:style-name="LFO2" text:continue-numbering="true">
        <text:list-item>
          <text:list>
            <text:list-item>
              <text:p text:style-name="P22">Báseň je psána ve čtyřveršových strofách s pravidelným rýmem, což zvyšuje její rytmičnost.</text:p>
            </text:list-item>
          </text:list>
        </text:list-item>
      </text:list>
      <text:p text:style-name="P23"><text:span text:style-name="T24">Ironie a sarkasmus</text:span></text:p>
      <text:list text:style-name="LFO2" text:continue-numbering="true">
        <text:list-item>
          <text:list>
            <text:list-item>
              <text:p text:style-name="P25">Hojné využívání ironie a sarkasmu k zesílení satirické kritiky.</text:p>
            </text:list-item>
          </text:list>
        </text:list-item>
      </text:list>
      <text:p text:style-name="P26"><text:span text:style-name="T27">Personifikace a přirovnání</text:span></text:p>
      <text:list text:style-name="LFO2" text:continue-numbering="true">
        <text:list-item>
          <text:list>
            <text:list-item>
              <text:p text:style-name="P28">Oživují text a zvyšují jeho obraznost, například přirovnání poddaných k ovcím.</text:p>
            </text:list-item>
          </text:list>
        </text:list-item>
      </text:list>
      <text:p text:style-name="P29"><text:span text:style-name="T30">Symboly a metafory</text:span></text:p>
      <text:list text:style-name="LFO2" text:continue-numbering="true">
        <text:list-item>
          <text:list>
            <text:list-item>
              <text:p text:style-name="P31">Královy oslí uši symbolizují hloupost a tyranii, holič symbolizuje bezmocnost obyčejných lidí.</text:p>
            </text:list-item>
          </text:list>
        </text:list-item>
      </text:list>
      <text:p text:style-name="P32">Kontext díla</text:p>
      <text:p text:style-name="P33">Karel Havlíček Borovský</text:p>
      <text:p text:style-name="Standard">život:<text:tab/></text:p>
      <text:p text:style-name="Standard"><text:tab/>Čech</text:p>
      <text:list text:style-name="LFO3" text:continue-numbering="true">
        <text:list-item>
          <text:p text:style-name="P34">novinář, spisovatel, vlastenec a politik</text:p>
        </text:list-item>
        <text:list-item>
          <text:p text:style-name="P35"><text:span text:style-name="T36">hrdina – bojoval za názory lidí</text:span><text:s/>(proti církvi a politice)</text:p>
        </text:list-item>
        <text:list-item>
          <text:p text:style-name="P37">Borovský je odvozen od místa narození (Borová)</text:p>
        </text:list-item>
        <text:list-item>
          <text:p text:style-name="P38">založil Národní noviny, po zastavení vydával v Kutné Hoře týdeník Slovan</text:p>
        </text:list-item>
        <text:list-item>
          <text:p text:style-name="P39"><text:span text:style-name="T40">základy moderní žurnalistiky</text:span><text:s/>[Pražské noviny, časopis Slovan – redaktor; Národní noviny – zakladatel (Příloha skřítek – kritické texty)]</text:p>
        </text:list-item>
        <text:list-item>
          <text:p text:style-name="P41">největší kritik soudobé společnosti</text:p>
        </text:list-item>
        <text:list-item>
          <text:p text:style-name="P42">1851 deportován do Brixenu – bez soudního rozhodnutí, ale na doporučení A.Bacha – psal zde texty, byl pod stálým dohledem, v ČR měl ženu a dceru – 1855 povolen návrat z důvodu nemoci – žena po smrti – 1856 <text:s/>umírá</text:p>
        </text:list-item>
        <text:list-item>
          <text:p text:style-name="P43">jeho pohřeb = demonstrace – B. Němcová pokládá na hro trnovou korunu</text:p>
        </text:list-item>
        <text:list-item>
          <text:p text:style-name="P44">politicky tzv.<text:s/><text:span text:style-name="T45">Druhá generace národních buditelů</text:span></text:p>
        </text:list-item>
      </text:list>
      <text:p text:style-name="Standard"/>
      <text:p text:style-name="Standard">další díla:</text:p>
      <text:list text:style-name="LFO4" text:continue-numbering="true">
        <text:list-item>
          <text:p text:style-name="P46">Obrazy z Rus</text:p>
        </text:list-item>
        <text:list-item>
          <text:p text:style-name="P47">Epigramy</text:p>
        </text:list-item>
      </text:list>
      <text:p text:style-name="Standard">literární kontext:</text:p>
      <text:p text:style-name="P48">Realismus</text:p>
      <text:list text:style-name="LFO5" text:continue-numbering="true">
        <text:list-item>
          <text:p text:style-name="P49">2. polovina 19. stol.</text:p>
        </text:list-item>
        <text:list-item>
          <text:p text:style-name="P50">„realis“ = skutečný → realita, skutečnost</text:p>
        </text:list-item>
        <text:list-item>
          <text:p text:style-name="P51"><text:span text:style-name="T52">průmyslová revoluce</text:span>:</text:p>
          <text:list text:continue-numbering="true">
            <text:list-item>
              <text:p text:style-name="P53">rozvoj vědy a hospodářství</text:p>
            </text:list-item>
            <text:list-item>
              <text:p text:style-name="P54"><text:span text:style-name="T55">vzrůst lidského sebevědomí</text:span></text:p>
            </text:list-item>
            <text:list-item>
              <text:p text:style-name="P56">rozdíly mezi bohatými a chudými</text:p>
            </text:list-item>
          </text:list>
        </text:list-item>
        <text:list-item>
          <text:p text:style-name="P57">znaky:</text:p>
          <text:list text:continue-numbering="true">
            <text:list-item>
              <text:p text:style-name="P58">podat celkový a pravdivý obraz společnosti</text:p>
            </text:list-item>
            <text:list-item>
              <text:p text:style-name="P59">kritika nedostatků společnosti</text:p>
            </text:list-item>
            <text:list-item>
              <text:p text:style-name="P60">autor nebývá součástí díla</text:p>
            </text:list-item>
            <text:list-item>
              <text:p text:style-name="P61"><text:span text:style-name="T62">hl. hrdina se vyvíjí (mění se)</text:span><text:s/>= typizace = na jednotlivci jsou zobrazeny vlastnosti shodné s větší skupinou lidí</text:p>
            </text:list-item>
            <text:list-item>
              <text:p text:style-name="P63">romány, divadelní hry</text:p>
            </text:list-item>
          </text:list>
        </text:list-item>
        <text:list-item>
          <text:p text:style-name="P64">pravdivý obraz skutečnosti, nezkreslená realita</text:p>
        </text:list-item>
        <text:list-item>
          <text:p text:style-name="P65">většinou se odehrává v přítomnosti, ve městě</text:p>
        </text:list-item>
        <text:list-item>
          <text:p text:style-name="P66">kritika společnosti, nedostatků</text:p>
        </text:list-item>
        <text:list-item>
          <text:p text:style-name="P67">autor nezúčastněným pozorovatelem děje, nevstupuje</text:p>
        </text:list-item>
        <text:list-item>
          <text:p text:style-name="P68">rozvoj techniky a průmyslu, důvěra v rozum a vědu</text:p>
        </text:list-item>
        <text:list-item>
          <text:p text:style-name="P69"><text:span text:style-name="T70">hrdina je běžným zástupcem nějaké společenské vrstvy</text:span><text:span text:style-name="T71">, průměrný, vyvíjí se, typizace hrdiny</text:span></text:p>
        </text:list-item>
        <text:list-item>
          <text:p text:style-name="P72">často autobiografické prožitky hrůz válečných bojišť</text:p>
        </text:list-item>
        <text:list-item>
          <text:p text:style-name="P73"><text:span text:style-name="T74">zachycení psychických proměn hrdinů,</text:span><text:span text:style-name="T75"><text:s/>vlastenecké prvky, sílící nenávist k válce</text:span></text:p>
        </text:list-item>
        <text:list-item>
          <text:p text:style-name="P76">žánry: román (často několikadílný), románový cyklus (několik románů od stejného autora, které mají něco společného, nenavazují na sebe)</text:p>
          <text:list text:continue-numbering="true">
            <text:list-item>
              <text:p text:style-name="P77"/>
            </text:list-item>
          </text:list>
        </text:list-item>
      </text:list>
      <text:p text:style-name="P78">Naturalismus</text:p>
      <text:list text:style-name="LFO6" text:continue-numbering="true">
        <text:list-item>
          <text:p text:style-name="P79">krajní směr realismus</text:p>
        </text:list-item>
        <text:list-item>
          <text:p text:style-name="P80">člověk je ovlivněn:</text:p>
          <text:list text:continue-numbering="true">
            <text:list-item>
              <text:p text:style-name="P81">geneticky/dědičně</text:p>
            </text:list-item>
            <text:list-item>
              <text:p text:style-name="P82">prostředím</text:p>
            </text:list-item>
            <text:list-item>
              <text:p text:style-name="P83">výchovou</text:p>
            </text:list-item>
          </text:list>
        </text:list-item>
      </text:list>
      <text:p text:style-name="Standard">další autoři:</text:p>
      <text:list text:style-name="LFO7" text:continue-numbering="true">
        <text:list-item>
          <text:p text:style-name="P84"><text:span text:style-name="T85">Božena Němcová<text:s/></text:span>→ Divá Bára, Babička</text:p>
        </text:list-item>
        <text:list-item>
          <text:p text:style-name="P86"><text:span text:style-name="T87">Charles Dickens</text:span><text:s/>→ Oliver Twist</text:p>
        </text:list-item>
        <text:list-item>
          <text:p text:style-name="P88"><text:span text:style-name="T89">Émile Zola</text:span><text:s/>→ Zabiják</text:p>
        </text:list-item>
      </text:list>
      <text:p text:style-name="P90">Děj:<text:s/><text:span text:style-name="T91"><office:annotation><dc:date>2022-09-26T18:21:00</dc:date><text:p text:style-name="Normální">&lt;!--StartFragment--&gt;</text:p></office:annotation></text:span><text:span text:style-name="T92">Král Lávra je dobromyslný a poddanými oblíbený irský král s jedinou špatnou vlastností - každý rok se nechá pouze jednou ostříhat a svého holiče potom nechá pověsti. Nikdo neví, proč to král dělá, a jinak velmi oblíbenému panovníkovi je to ostře vytýkáno. Jednou je za královského lazebníka vybrán Kukulín, syn dobré vdovy. Vdova se za svého jediného syna postaví a přemlouvá krále, aby ho nenechal popravit. Dobrosrdečný Lávra souhlasí a ustanoví Kukulína svým osobním holičem pod podmínkou, že nikomu neprozradí to, co pokaždé, když Lávru stříhá, vidí na královské hlavě. Kukulína ale tajemství pálí, a tak ho pošeptá alespoň do dutiny staré vrby. Naneštěstí si z této vrby vyrobí smyčec jeden muzikant, jenž hraje na zámku u krále Lávry. Při plese zpívající basa vyzradí, že Lávra pod vlasy skrývá oslí uši. Nejprve je z toho velké pozdvižení, ale pak si poddaní uvědomí, že je to jediná vada, a není zase tak hrozná, a tak Lávra od té doby může nosit své oslí uši beze studu viditelně a veřejně.</text:span><text:span text:style-name="T93"><office:annotation><dc:date>2022-09-26T18:21:00</dc:date><text:p text:style-name="Normální">&lt;!--EndFragment--&gt;</text:p></office:annotation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s" fo:country="CZ" style:language-asian="zh" style:country-asian="CN" style:language-complex="hi" style:country-complex="IN" style:text-combine="none" fo:hyphenate="true"/>
    </style:default-style>
    <style:style style:name="Nadpis1" style:display-name="Nadpis 1" style:family="paragraph" style:parent-style-name="Heading" style:next-style-name="Textbody" style:default-outline-level="1">
      <style:paragraph-properties fo:text-align="center" fo:margin-top="0.1652in" fo:margin-bottom="0.1652in" fo:margin-left="0.2993in" fo:text-indent="-0.2993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eznam" style:display-name="Seznam" style:family="paragraph" style:parent-style-name="Textbody">
      <style:text-properties fo:hyphenate="false"/>
    </style:style>
    <style:style style:name="Titulek" style:display-name="Titulek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ázevhlavníkapitoly" style:display-name="Název hlavní kapitoly" style:family="paragraph" style:parent-style-name="Standard">
      <style:paragraph-properties fo:margin-top="0.1965in"/>
      <style:text-properties fo:font-weight="bold" style:font-weight-asian="bold" fo:hyphenate="false"/>
    </style:style>
    <style:style style:name="Názevtextu" style:display-name="Název textu" style:family="paragraph" style:parent-style-name="Názevhlavníkapitoly">
      <style:paragraph-properties fo:text-align="center" fo:margin-top="0in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Textkomentáře" style:display-name="Text komentáře" style:family="paragraph" style:parent-style-name="Normální">
      <style:text-properties fo:font-size="10pt" style:font-size-asian="10pt" style:font-size-complex="9pt" fo:hyphenate="false"/>
    </style:style>
    <style:style style:name="TextkomentářeChar" style:display-name="Text komentáře Char" style:family="text" style:parent-style-name="Standardnípísmoodstavce">
      <style:text-properties fo:font-size="10pt" style:font-size-asian="10pt" style:font-size-complex="9pt"/>
    </style:style>
    <style:style style:name="Odkaznakomentář" style:display-name="Odkaz na komentář" style:family="text" style:parent-style-name="Standardnípísmoodstavce">
      <style:text-properties fo:font-size="8pt" style:font-size-asian="8pt" style:font-size-complex="8pt"/>
    </style:style>
    <style:style style:name="Normálníweb" style:display-name="Normální (web)" style:family="paragraph" style:parent-style-name="Normální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Silné" style:display-name="Silné" style:family="text" style:parent-style-name="Standardnípísmoodstavce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Symbol" fo:font-size="10pt" style:font-size-asian="10pt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Liquidizer .</dc:creator>
    <meta:creation-date>2014-10-27T16:02:00Z</meta:creation-date>
    <dc:date>2024-05-25T11:20:00Z</dc:date>
    <meta:template xlink:href="Normal.dotm" xlink:type="simple"/>
    <meta:editing-cycles>27</meta:editing-cycles>
    <meta:editing-duration>PT8460S</meta:editing-duration>
    <meta:document-statistic meta:page-count="3" meta:paragraph-count="8" meta:word-count="618" meta:character-count="4136" meta:row-count="29" meta:non-whitespace-character-count="3526"/>
  </office:meta>
</office:document-meta>
</file>